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Times New Roman"/>
    </style:style>
    <style:style style:name="T4" style:parent-style-name="DefaultParagraphFont" style:family="text">
      <style:text-properties style:font-name="Times New Roman"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style:font-name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 fo:font-weight="bold" style:font-weight-asian="bold" style:font-weight-complex="bold"/>
    </style:style>
    <style:style style:name="P9" style:parent-style-name="Normal" style:list-style-name="LFO2" style:family="paragraph"/>
    <style:style style:name="T10" style:parent-style-name="DefaultParagraphFont" style:family="text">
      <style:text-properties style:font-name="Times New Roman" fo:font-weight="bold" style:font-weight-asian="bold" style:font-weight-complex="bold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weight="bold" style:font-weight-asian="bold" style:font-weight-complex="bold"/>
    </style:style>
    <style:style style:name="P13" style:parent-style-name="Normal" style:list-style-name="LFO3" style:family="paragraph"/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 fo:font-weight="bold" style:font-weight-asian="bold" style:font-weight-complex="bold"/>
    </style:style>
    <style:style style:name="P17" style:parent-style-name="Normal" style:list-style-name="LFO4" style:family="paragraph"/>
    <style:style style:name="T18" style:parent-style-name="DefaultParagraphFont" style:family="text">
      <style:text-properties style:font-name="Times New Roman" fo:font-weight="bold" style:font-weight-asian="bold" style:font-weight-complex="bold"/>
    </style:style>
    <style:style style:name="T19" style:parent-style-name="DefaultParagraphFont" style:family="text">
      <style:text-properties style:font-name="Times New Roman"/>
    </style:style>
    <style:style style:name="T20" style:parent-style-name="DefaultParagraphFont" style:family="text">
      <style:text-properties style:font-name="Times New Roman" fo:font-weight="bold" style:font-weight-asian="bold" style:font-weight-complex="bold"/>
    </style:style>
    <style:style style:name="T21" style:parent-style-name="DefaultParagraphFont" style:family="text">
      <style:text-properties style:font-name="Times New Roman"/>
    </style:style>
    <style:style style:name="P22" style:parent-style-name="Normal" style:list-style-name="LFO4" style:family="paragraph"/>
    <style:style style:name="T23" style:parent-style-name="DefaultParagraphFont" style:family="text">
      <style:text-properties style:font-name="Times New Roman" fo:font-weight="bold" style:font-weight-asian="bold" style:font-weight-complex="bold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font-weight="bold" style:font-weight-asian="bold" style:font-weight-complex="bold"/>
    </style:style>
    <style:style style:name="T26" style:parent-style-name="DefaultParagraphFont" style:family="text">
      <style:text-properties style:font-name="Times New Roman"/>
    </style:style>
    <style:style style:name="P27" style:parent-style-name="Normal" style:list-style-name="LFO4" style:family="paragraph"/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 fo:font-weight="bold" style:font-weight-asian="bold" style:font-weight-complex="bold"/>
    </style:style>
    <style:style style:name="T31" style:parent-style-name="DefaultParagraphFont" style:family="text">
      <style:text-properties style:font-name="Times New Roman"/>
    </style:style>
    <style:style style:name="P32" style:parent-style-name="Normal" style:family="paragraph">
      <style:paragraph-properties fo:margin-left="0.25in">
        <style:tab-stops/>
      </style:paragraph-properties>
      <style:text-properties style:font-name="Times New Roman"/>
    </style:style>
    <style:style style:name="P3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text-properties style:font-name="Times New Roman" fo:font-weight="bold" style:font-weight-asian="bold" style:font-weight-complex="bold"/>
    </style:style>
    <style:style style:name="P36" style:parent-style-name="Normal" style:family="paragraph">
      <style:text-properties style:font-name="Times New Roman" fo:font-weight="bold" style:font-weight-asian="bold" style:font-weight-complex="bold"/>
    </style:style>
    <style:style style:name="P37" style:parent-style-name="Normal" style:family="paragraph">
      <style:text-properties style:font-name="Times New Roman" fo:font-weight="bold" style:font-weight-asian="bold" style:font-weight-complex="bold"/>
    </style:style>
    <style:style style:name="P38" style:parent-style-name="Normal" style:family="paragraph">
      <style:text-properties style:font-name="Times New Roman" fo:font-weight="bold" style:font-weight-asian="bold" style:font-weight-complex="bold"/>
    </style:style>
    <style:style style:name="P39" style:parent-style-name="Normal" style:family="paragraph">
      <style:text-properties style:font-name="Times New Roman" fo:font-weight="bold" style:font-weight-asian="bold" style:font-weight-complex="bold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 fo:font-weight="bold" style:font-weight-asian="bold" style:font-weight-complex="bold"/>
    </style:style>
    <style:style style:name="P46" style:parent-style-name="Normal" style:list-style-name="LFO5" style:family="paragraph"/>
    <style:style style:name="T47" style:parent-style-name="DefaultParagraphFont" style:family="text">
      <style:text-properties style:font-name="Times New Roman" fo:font-weight="bold" style:font-weight-asian="bold" style:font-weight-complex="bold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P50" style:parent-style-name="Normal" style:list-style-name="LFO6" style:family="paragraph"/>
    <style:style style:name="T51" style:parent-style-name="DefaultParagraphFont" style:family="text">
      <style:text-properties style:font-name="Times New Roman" fo:font-weight="bold" style:font-weight-asian="bold" style:font-weight-complex="bold"/>
    </style:style>
    <style:style style:name="T52" style:parent-style-name="DefaultParagraphFont" style:family="text">
      <style:text-properties style:font-name="Times New Roman"/>
    </style:style>
    <style:style style:name="P53" style:parent-style-name="Normal" style:list-style-name="LFO6" style:family="paragraph"/>
    <style:style style:name="T54" style:parent-style-name="DefaultParagraphFont" style:family="text">
      <style:text-properties style:font-name="Times New Roman" fo:font-weight="bold" style:font-weight-asian="bold" style:font-weight-complex="bold"/>
    </style:style>
    <style:style style:name="T55" style:parent-style-name="DefaultParagraphFont" style:family="text">
      <style:text-properties style:font-name="Times New Roman"/>
    </style:style>
    <style:style style:name="P56" style:parent-style-name="Normal" style:list-style-name="LFO6" style:family="paragraph"/>
    <style:style style:name="T57" style:parent-style-name="DefaultParagraphFont" style:family="text">
      <style:text-properties style:font-name="Times New Roman" fo:font-weight="bold" style:font-weight-asian="bold" style:font-weight-complex="bold"/>
    </style:style>
    <style:style style:name="T58" style:parent-style-name="DefaultParagraphFont" style:family="text">
      <style:text-properties style:font-name="Times New Roman"/>
    </style:style>
    <style:style style:name="P59" style:parent-style-name="Normal" style:list-style-name="LFO6" style:family="paragraph"/>
    <style:style style:name="T60" style:parent-style-name="DefaultParagraphFont" style:family="text">
      <style:text-properties style:font-name="Times New Roman" fo:font-weight="bold" style:font-weight-asian="bold" style:font-weight-complex="bold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P63" style:parent-style-name="Normal" style:list-style-name="LFO7" style:family="paragraph"/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 fo:font-weight="bold" style:font-weight-asian="bold" style:font-weight-complex="bold"/>
    </style:style>
    <style:style style:name="P67" style:parent-style-name="Normal" style:list-style-name="LFO8" style:family="paragraph"/>
    <style:style style:name="T68" style:parent-style-name="DefaultParagraphFont" style:family="text">
      <style:text-properties style:font-name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 fo:font-weight="bold" style:font-weight-asian="bold" style:font-weight-complex="bold"/>
    </style:style>
    <style:style style:name="T71" style:parent-style-name="DefaultParagraphFont" style:family="text">
      <style:text-properties style:font-name="Times New Roman"/>
    </style:style>
    <style:style style:name="P72" style:parent-style-name="Normal" style:list-style-name="LFO8" style:family="paragraph"/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T76" style:parent-style-name="DefaultParagraphFont" style:family="text">
      <style:text-properties style:font-name="Times New Roman"/>
    </style:style>
    <style:style style:name="P77" style:parent-style-name="Normal" style:list-style-name="LFO8" style:family="paragraph"/>
    <style:style style:name="T78" style:parent-style-name="DefaultParagraphFont" style:family="text">
      <style:text-properties style:font-name="Times New Roman" fo:font-weight="bold" style:font-weight-asian="bold" style:font-weight-complex="bold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 fo:font-weight="bold" style:font-weight-asian="bold" style:font-weight-complex="bold"/>
    </style:style>
    <style:style style:name="T81" style:parent-style-name="DefaultParagraphFont" style:family="text">
      <style:text-properties style:font-name="Times New Roman"/>
    </style:style>
    <style:style style:name="P82" style:parent-style-name="Normal" style:list-style-name="LFO8" style:family="paragraph"/>
    <style:style style:name="T83" style:parent-style-name="DefaultParagraphFont" style:family="text">
      <style:text-properties style:font-name="Times New Roman" fo:font-weight="bold" style:font-weight-asian="bold" style:font-weight-complex="bold"/>
    </style:style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 fo:font-weight="bold" style:font-weight-asian="bold" style:font-weight-complex="bold"/>
    </style:style>
    <style:style style:name="T86" style:parent-style-name="DefaultParagraphFont" style:family="text">
      <style:text-properties style:font-name="Times New Roman"/>
    </style:style>
    <style:style style:name="P87" style:parent-style-name="Normal" style:list-style-name="LFO8" style:family="paragraph"/>
    <style:style style:name="T88" style:parent-style-name="DefaultParagraphFont" style:family="text">
      <style:text-properties style:font-name="Times New Roman" fo:font-weight="bold" style:font-weight-asian="bold" style:font-weight-complex="bold"/>
    </style:style>
    <style:style style:name="T89" style:parent-style-name="DefaultParagraphFont" style:family="text">
      <style:text-properties style:font-name="Times New Roman"/>
    </style:style>
    <style:style style:name="T90" style:parent-style-name="DefaultParagraphFont" style:family="text">
      <style:text-properties style:font-name="Times New Roman" fo:font-weight="bold" style:font-weight-asian="bold" style:font-weight-complex="bold"/>
    </style:style>
    <style:style style:name="T91" style:parent-style-name="DefaultParagraphFont" style:family="text">
      <style:text-properties style:font-name="Times New Roman"/>
    </style:style>
    <style:style style:name="P92" style:parent-style-name="Normal" style:family="paragraph">
      <style:text-properties style:font-name="Times New Roman"/>
    </style:style>
    <style:style style:name="P93" style:parent-style-name="Normal" style:family="paragraph">
      <style:text-properties style:font-name="Times New Roman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95" style:parent-style-name="Normal" style:family="paragraph">
      <style:text-properties style:font-name="Times New Roman"/>
    </style:style>
    <style:style style:name="P96" style:parent-style-name="Normal" style:family="paragraph">
      <style:paragraph-properties fo:text-align="justify"/>
      <style:text-properties style:font-name="Times New Roman"/>
    </style:style>
    <style:style style:name="P97" style:parent-style-name="Normal" style:family="paragraph">
      <style:paragraph-properties fo:text-align="justify"/>
      <style:text-properties style:font-name="Times New Roman"/>
    </style:style>
    <style:style style:name="P98" style:parent-style-name="Normal" style:family="paragraph">
      <style:paragraph-properties fo:text-align="justify"/>
      <style:text-properties style:font-name="Times New Roman"/>
    </style:style>
    <style:style style:name="P99" style:parent-style-name="Normal" style:family="paragraph">
      <style:paragraph-properties fo:text-align="justify"/>
      <style:text-properties style:font-name="Times New Roman"/>
    </style:style>
    <style:style style:name="P100" style:parent-style-name="Normal" style:family="paragraph">
      <style:paragraph-properties fo:text-align="justify"/>
      <style:text-properties style:font-name="Times New Roman"/>
    </style:style>
    <style:style style:name="P101" style:parent-style-name="Normal" style:family="paragraph">
      <style:text-properties style:font-name="Times New Roman"/>
    </style:style>
    <style:style style:name="P102" style:parent-style-name="Normal" style:family="paragraph">
      <style:text-properties style:font-name="Times New Roman"/>
    </style:style>
    <style:style style:name="P103" style:parent-style-name="Normal" style:family="paragraph">
      <style:text-properties style:font-name="Times New Roman"/>
    </style:style>
    <style:style style:name="P104" style:parent-style-name="Normal" style:family="paragraph">
      <style:text-properties style:font-name="Times New Roman"/>
    </style:style>
    <style:style style:name="P105" style:parent-style-name="Normal" style:family="paragraph">
      <style:text-properties style:font-name="Times New Roman"/>
    </style:style>
    <style:style style:name="P106" style:parent-style-name="Normal" style:family="paragraph">
      <style:text-properties style:font-name="Times New Roman"/>
    </style:style>
    <style:style style:name="P107" style:parent-style-name="Normal" style:family="paragraph">
      <style:text-properties style:font-name="Times New Roman"/>
    </style:style>
    <style:style style:name="P108" style:parent-style-name="Normal" style:family="paragraph">
      <style:text-properties style:font-name="Times New Roman"/>
    </style:style>
    <style:style style:name="P109" style:parent-style-name="Normal" style:family="paragraph">
      <style:text-properties style:font-name="Times New Roman"/>
    </style:style>
    <style:style style:name="P110" style:parent-style-name="Normal" style:family="paragraph">
      <style:text-properties style:font-name="Times New Roman"/>
    </style:style>
    <style:style style:name="P111" style:parent-style-name="Normal" style:family="paragraph">
      <style:text-properties style:font-name="Times New Roman"/>
    </style:style>
    <style:style style:name="P112" style:parent-style-name="Normal" style:family="paragraph">
      <style:text-properties style:font-name="Times New Roman"/>
    </style:style>
    <style:style style:name="P113" style:parent-style-name="Normal" style:family="paragraph">
      <style:text-properties style:font-name="Times New Roman"/>
    </style:style>
    <style:style style:name="P114" style:parent-style-name="Normal" style:family="paragraph">
      <style:text-properties style:font-name="Times New Roman"/>
    </style:style>
    <style:style style:name="P115" style:parent-style-name="Normal" style:family="paragraph">
      <style:text-properties style:font-name="Times New Roman"/>
    </style:style>
    <style:style style:name="P116" style:parent-style-name="Normal" style:family="paragraph">
      <style:text-properties style:font-name="Times New Roman"/>
    </style:style>
    <style:style style:name="P117" style:parent-style-name="Normal" style:family="paragraph">
      <style:text-properties style:font-name="Times New Roman"/>
    </style:style>
    <style:style style:name="P118" style:parent-style-name="Normal" style:family="paragraph">
      <style:text-properties style:font-name="Times New Roman"/>
    </style:style>
    <style:style style:name="P119" style:parent-style-name="Normal" style:family="paragraph">
      <style:text-properties style:font-name="Times New Roman"/>
    </style:style>
    <style:style style:name="P120" style:parent-style-name="Normal" style:family="paragraph">
      <style:text-properties style:font-name="Times New Roman"/>
    </style:style>
    <style:style style:name="P121" style:parent-style-name="Normal" style:family="paragraph">
      <style:text-properties style:font-name="Times New Roman"/>
    </style:style>
    <style:style style:name="P122" style:parent-style-name="Normal" style:family="paragraph">
      <style:text-properties style:font-name="Times New Roman"/>
    </style:style>
    <style:style style:name="P123" style:parent-style-name="Normal" style:family="paragraph">
      <style:text-properties style:font-name="Times New Roman"/>
    </style:style>
    <style:style style:name="P124" style:parent-style-name="Normal" style:family="paragraph">
      <style:text-properties style:font-name="Times New Roman"/>
    </style:style>
    <style:style style:name="P125" style:parent-style-name="Normal" style:family="paragraph">
      <style:text-properties style:font-name="Times New Roman"/>
    </style:style>
    <style:style style:name="P126" style:parent-style-name="Normal" style:family="paragraph">
      <style:text-properties style:font-name="Times New Roman"/>
    </style:style>
    <style:style style:name="P127" style:parent-style-name="Normal" style:family="paragraph">
      <style:text-properties style:font-name="Times New Roman"/>
    </style:style>
    <style:style style:name="P128" style:parent-style-name="Normal" style:family="paragraph">
      <style:text-properties style:font-name="Times New Roman"/>
    </style:style>
    <style:style style:name="P129" style:parent-style-name="Normal" style:family="paragraph">
      <style:text-properties style:font-name="Times New Roman"/>
    </style:style>
    <style:style style:name="P130" style:parent-style-name="Normal" style:family="paragraph">
      <style:text-properties style:font-name="Times New Roman"/>
    </style:style>
    <style:style style:name="P131" style:parent-style-name="Normal" style:family="paragraph">
      <style:text-properties style:font-name="Times New Roman"/>
    </style:style>
    <style:style style:name="P132" style:parent-style-name="Normal" style:family="paragraph">
      <style:text-properties style:font-name="Times New Roman"/>
    </style:style>
    <style:style style:name="P133" style:parent-style-name="Normal" style:family="paragraph">
      <style:text-properties style:font-name="Times New Roman"/>
    </style:style>
  </office:automatic-styles>
  <office:body>
    <office:text text:use-soft-page-breaks="true">
      <text:p text:style-name="P1">DO</text:p>
      <text:p text:style-name="P2">Level 0 DFD</text:p>
      <text:p text:style-name="P3">This level represents the system as a whole.</text:p>
      <text:p text:style-name="Normal"><text:span text:style-name="T4">Entities:</text:span></text:p>
      <text:list text:style-name="LFO1" text:continue-numbering="true">
        <text:list-item>
          <text:p text:style-name="P5"><text:span text:style-name="T6">User:</text:span><text:span text:style-name="T7"><text:s/>The person interacting with the form.</text:span></text:p>
        </text:list-item>
      </text:list>
      <text:p text:style-name="Normal"><text:span text:style-name="T8">Processes:</text:span></text:p>
      <text:list text:style-name="LFO2" text:continue-numbering="true">
        <text:list-item>
          <text:p text:style-name="P9"><text:span text:style-name="T10">Submit Form:</text:span><text:span text:style-name="T11"><text:s/>User submits the form with name and email.</text:span></text:p>
        </text:list-item>
      </text:list>
      <text:p text:style-name="Normal"><text:span text:style-name="T12">Data Stores:</text:span></text:p>
      <text:list text:style-name="LFO3" text:continue-numbering="true">
        <text:list-item>
          <text:p text:style-name="P13"><text:span text:style-name="T14">Form Data:</text:span><text:span text:style-name="T15"><text:s/>Temporary storage for the name and email.</text:span></text:p>
        </text:list-item>
      </text:list>
      <text:p text:style-name="Normal"><text:span text:style-name="T16">Data Flows:</text:span></text:p>
      <text:list text:style-name="LFO4" text:continue-numbering="true">
        <text:list-item>
          <text:p text:style-name="P17"><text:span text:style-name="T18">User Input (Name, Email)</text:span><text:span text:style-name="T19"><text:s/>flows from the User to the<text:s/></text:span><text:span text:style-name="T20">Submit Form</text:span><text:span text:style-name="T21"><text:s/>process.</text:span></text:p>
        </text:list-item>
        <text:list-item>
          <text:p text:style-name="P22"><text:span text:style-name="T23">Form Submission Confirmation</text:span><text:span text:style-name="T24"><text:s/>flows from<text:s/></text:span><text:span text:style-name="T25">Submit Form</text:span><text:span text:style-name="T26"><text:s/>to the User.</text:span></text:p>
        </text:list-item>
        <text:list-item>
          <text:p text:style-name="P27"><text:span text:style-name="T28">Form Data (Name, Email)</text:span><text:span text:style-name="T29"><text:s/>is stored in<text:s/></text:span><text:span text:style-name="T30">Form Data</text:span><text:span text:style-name="T31">.</text:span></text:p>
        </text:list-item>
      </text:list>
      <text:p text:style-name="P32"/>
      <text:p text:style-name="P33">Level 0 DFD Diagram:</text:p>
      <text:p text:style-name="P34"/>
      <text:p text:style-name="P35">+-------------------+ <text:s text:c="21"/>+--------------------+ <text:s text:c="17"/>+---------------------------+ <text:s text:c="4"/></text:p>
      <text:p text:style-name="P36">| <text:s text:c="24"/>| <text:s text:c="25"/>| <text:s text:c="27"/>| <text:s text:c="18"/>| <text:s text:c="3"/>Form Submission <text:s text:c="3"/>|</text:p>
      <text:p text:style-name="P37">| <text:s text:c="8"/>User <text:s text:c="7"/>| <text:s text:c="8"/>--&gt; <text:s text:c="11"/>| <text:s text:c="2"/>Form Data <text:s text:c="7"/>| <text:s text:c="7"/>--&gt; <text:s text:c="5"/>| <text:s text:c="3"/>Confirmation <text:s text:c="10"/>|<text:s/></text:p>
      <text:p text:style-name="P38">| <text:s text:c="24"/>| <text:s text:c="25"/>| (Name, Email <text:s text:c="3"/>| <text:s text:c="19"/>| <text:s text:c="35"/>|</text:p>
      <text:p text:style-name="P39">+-------------------+ <text:s text:c="21"/>+--------------------+ <text:s text:c="16"/>+----------------------------+</text:p>
      <text:p text:style-name="Normal"><text:span text:style-name="T40"><text:line-break/></text:span><text:span text:style-name="T41">Level 1: Detailed DFD</text:span></text:p>
      <text:p text:style-name="Normal"><text:span text:style-name="T42">This level breaks down the<text:s/></text:span><text:span text:style-name="T43">Submit Form</text:span><text:span text:style-name="T44"><text:s/>process into smaller sub-processes.</text:span></text:p>
      <text:p text:style-name="Normal"><text:span text:style-name="T45">Entities:</text:span></text:p>
      <text:list text:style-name="LFO5" text:continue-numbering="true">
        <text:list-item>
          <text:p text:style-name="P46"><text:span text:style-name="T47">User:</text:span><text:span text:style-name="T48"><text:s/>The person submitting the form.</text:span></text:p>
        </text:list-item>
      </text:list>
      <text:p text:style-name="Normal"><text:span text:style-name="T49">Processes:</text:span></text:p>
      <text:list text:style-name="LFO6" text:continue-numbering="true">
        <text:list-item>
          <text:p text:style-name="P50"><text:span text:style-name="T51">Collect Name Input:</text:span><text:span text:style-name="T52"><text:s/>User enters their name.</text:span></text:p>
        </text:list-item>
        <text:list-item>
          <text:p text:style-name="P53"><text:span text:style-name="T54">Collect Email Input:</text:span><text:span text:style-name="T55"><text:s/>User enters their email.</text:span></text:p>
        </text:list-item>
        <text:list-item>
          <text:p text:style-name="P56"><text:span text:style-name="T57">Submit Data:</text:span><text:span text:style-name="T58"><text:s/>The form is submitted with the collected data.</text:span></text:p>
        </text:list-item>
        <text:list-item>
          <text:p text:style-name="P59"><text:span text:style-name="T60">Display Submission:</text:span><text:span text:style-name="T61"><text:s/>The form data (Name, Email) is displayed to the user upon submission.</text:span></text:p>
        </text:list-item>
      </text:list>
      <text:p text:style-name="Normal"><text:span text:style-name="T62">Data Stores:</text:span></text:p>
      <text:soft-page-break/>
      <text:list text:style-name="LFO7" text:continue-numbering="true">
        <text:list-item>
          <text:p text:style-name="P63"><text:span text:style-name="T64">Form Data:</text:span><text:span text:style-name="T65"><text:s/>Holds name and email temporarily.</text:span></text:p>
        </text:list-item>
      </text:list>
      <text:p text:style-name="Normal"><text:span text:style-name="T66">Data Flows:</text:span></text:p>
      <text:list text:style-name="LFO8" text:continue-numbering="true">
        <text:list-item>
          <text:p text:style-name="P67"><text:span text:style-name="T68">User Name Input</text:span><text:span text:style-name="T69"><text:s/>flows into<text:s/></text:span><text:span text:style-name="T70">Collect Name Input</text:span><text:span text:style-name="T71">.</text:span></text:p>
        </text:list-item>
        <text:list-item>
          <text:p text:style-name="P72"><text:span text:style-name="T73">User Email Input</text:span><text:span text:style-name="T74"><text:s/>flows into<text:s/></text:span><text:span text:style-name="T75">Collect Email Input</text:span><text:span text:style-name="T76">.</text:span></text:p>
        </text:list-item>
        <text:list-item>
          <text:p text:style-name="P77"><text:span text:style-name="T78">Name and Email Data</text:span><text:span text:style-name="T79"><text:s/>flows into<text:s/></text:span><text:span text:style-name="T80">Submit Data</text:span><text:span text:style-name="T81">.</text:span></text:p>
        </text:list-item>
        <text:list-item>
          <text:p text:style-name="P82"><text:span text:style-name="T83">Form Data (Name, Email)</text:span><text:span text:style-name="T84"><text:s/>is stored in<text:s/></text:span><text:span text:style-name="T85">Form Data</text:span><text:span text:style-name="T86">.</text:span></text:p>
        </text:list-item>
        <text:list-item>
          <text:p text:style-name="P87"><text:span text:style-name="T88">Form Submission Confirmation</text:span><text:span text:style-name="T89"><text:s/>flows to the<text:s/></text:span><text:span text:style-name="T90">User</text:span><text:span text:style-name="T91">.</text:span></text:p>
        </text:list-item>
      </text:list>
      <text:p text:style-name="P92"/>
      <text:p text:style-name="P93"/>
      <text:h text:style-name="P94" text:outline-level="4">Level 1 DFD Diagram:</text:h>
      <text:p text:style-name="P95"/>
      <text:p text:style-name="P96">+-------------------+ <text:s text:c="8"/>+------------------------+ <text:s text:c="5"/></text:p>
      <text:p text:style-name="P97">| <text:s text:c="24"/>| <text:s text:c="11"/>| <text:s text:c="29"/>| <text:s text:c="7"/></text:p>
      <text:p text:style-name="P98">| <text:s text:c="6"/>User <text:s text:c="9"/>| <text:s/>----&gt; <text:s text:c="2"/>| <text:s/>Collect Input <text:s text:c="6"/>|</text:p>
      <text:p text:style-name="P99">| <text:s text:c="24"/>| <text:s text:c="11"/>| <text:s text:c="29"/>| <text:s text:c="9"/></text:p>
      <text:p text:style-name="P100">+-------------------+ <text:s text:c="8"/>+------------------------+ <text:s text:c="7"/></text:p>
      <text:p text:style-name="P101"><text:s text:c="51"/>| <text:s text:c="31"/></text:p>
      <text:p text:style-name="P102"><text:s text:c="51"/>v <text:s text:c="26"/></text:p>
      <text:p text:style-name="P103"><text:s text:c="26"/>+-----------------------------+ <text:s text:c="9"/></text:p>
      <text:p text:style-name="P104"><text:s text:c="26"/>| <text:s text:c="3"/>Collect Name Input | <text:s text:c="12"/></text:p>
      <text:p text:style-name="P105"><text:s text:c="26"/>| <text:s/>Collect Email Input <text:s text:c="2"/>|<text:s/></text:p>
      <text:p text:style-name="P106"><text:s text:c="26"/>| <text:s text:c="36"/>| <text:s text:c="12"/></text:p>
      <text:p text:style-name="P107"><text:s text:c="26"/>+-----------------------------+ <text:s text:c="20"/></text:p>
      <text:p text:style-name="P108"><text:s text:c="35"/>| <text:s text:c="24"/>+------------------------+</text:p>
      <text:p text:style-name="P109"><text:s text:c="35"/>| <text:s text:c="24"/>| <text:s text:c="28"/>|</text:p>
      <text:p text:style-name="P110"><text:s text:c="44"/>----------&gt; | <text:s text:c="4"/>Submit Data <text:s text:c="3"/>|</text:p>
      <text:p text:style-name="P111"><text:s text:c="61"/>| <text:s text:c="28"/>|</text:p>
      <text:p text:style-name="P112"><text:s text:c="61"/>+------------------------+</text:p>
      <text:p text:style-name="P113"><text:s text:c="76"/>|</text:p>
      <text:p text:style-name="P114"><text:s text:c="76"/>v</text:p>
      <text:p text:style-name="P115"><text:s text:c="61"/>+------------------------+</text:p>
      <text:p text:style-name="P116"><text:s text:c="61"/>| <text:s text:c="32"/>|</text:p>
      <text:soft-page-break/>
      <text:p text:style-name="P117"><text:s text:c="61"/>| <text:s text:c="3"/>Form Data <text:s text:c="11"/>|</text:p>
      <text:p text:style-name="P118"><text:s text:c="61"/>| <text:s/>(Name, Email) <text:s text:c="5"/>|</text:p>
      <text:p text:style-name="P119"><text:s text:c="61"/>+------------------------+</text:p>
      <text:p text:style-name="P120"><text:s text:c="77"/>|</text:p>
      <text:p text:style-name="P121"><text:s text:c="77"/>v</text:p>
      <text:p text:style-name="P122"><text:s text:c="61"/>+-----------------------------+</text:p>
      <text:p text:style-name="P123"><text:s text:c="61"/>| <text:s text:c="38"/>|</text:p>
      <text:p text:style-name="P124"><text:s text:c="61"/>| <text:s/>Display Submission <text:s text:c="3"/>|</text:p>
      <text:p text:style-name="P125"><text:s text:c="61"/>| <text:s text:c="39"/>|</text:p>
      <text:p text:style-name="P126"><text:s text:c="61"/>+------------------------------+</text:p>
      <text:p text:style-name="P127"><text:s text:c="76"/>|</text:p>
      <text:p text:style-name="P128"><text:s text:c="76"/>v</text:p>
      <text:p text:style-name="P129"><text:s text:c="61"/>+------------------------+</text:p>
      <text:p text:style-name="P130"><text:s text:c="61"/>| <text:s text:c="30"/>|</text:p>
      <text:p text:style-name="P131"><text:s text:c="61"/>| <text:s text:c="11"/>User <text:s text:c="10"/>|</text:p>
      <text:p text:style-name="P132"><text:s text:c="61"/>| <text:s text:c="30"/>|</text:p>
      <text:p text:style-name="P133"><text:s text:c="61"/>+------------------------+<text:line-break/></text:p>
      <text:p text:style-name="Normal"/>
      <text:p text:style-name="Normal"><text:s text:c="2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2T01:46:00Z</meta:creation-date>
    <dc:date>2025-03-12T01:46:00Z</dc:date>
    <meta:template xlink:href="Normal" xlink:type="simple"/>
    <meta:editing-cycles>2</meta:editing-cycles>
    <meta:editing-duration>PT0S</meta:editing-duration>
    <meta:document-statistic meta:page-count="3" meta:paragraph-count="9" meta:word-count="744" meta:character-count="4979" meta:row-count="35" meta:non-whitespace-character-count="4244"/>
  </office:meta>
</office:document-meta>
</file>